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2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zas [h]</text:p>
          </table:table-cell>
          <table:table-cell table:style-name="ce1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1.07.2020</text:p>
          </table:table-cell>
          <table:table-cell table:style-name="ce3" office:value-type="float" office:value="1.5" calcext:value-type="float">
            <text:p>1,5</text:p>
          </table:table-cell>
          <table:table-cell table:style-name="ce1" office:value-type="string" calcext:value-type="string">
            <text:p>Udział w webinarze "Wprowadzenie do Hacktyk / Scrum praktycznie - początek"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zysty kod na przykładzie Kotlina </text:p>
          </table:table-cell>
        </table:table-row>
        <table:table-row table:style-name="ro1">
          <table:table-cell table:style-name="ce6" office:value-type="date" office:date-value="2020-07-02" calcext:value-type="date">
            <text:p>2.07.20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mówienie gitflow na przykładzie CI/CD 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łędy programistów przy pisaniu zapytań bazodanowych (i nie tylko) </text:p>
          </table:table-cell>
        </table:table-row>
        <table:table-row table:style-name="ro1">
          <table:table-cell table:style-name="ce6" office:value-type="date" office:date-value="2020-07-03" calcext:value-type="date">
            <text:p>3.07.202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Java + Spring + TDD = &lt;3 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prowadzenie w świat testowania oprogramowania </text:p>
          </table:table-cell>
        </table:table-row>
        <table:table-row table:style-name="ro1">
          <table:table-cell table:style-name="ce6" office:value-type="date" office:date-value="2020-07-06" calcext:value-type="date">
            <text:p>6.07.20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SP.NET Core Web API + Entity Framework Co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ak się integrować (z REST API) </text:p>
          </table:table-cell>
        </table:table-row>
        <table:table-row table:style-name="ro1">
          <table:table-cell table:style-name="ce6" office:value-type="date" office:date-value="2020-07-07" calcext:value-type="date">
            <text:p>7.07.20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odstawy Fluttera 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eact crash course </text:p>
          </table:table-cell>
        </table:table-row>
        <table:table-row table:style-name="ro1">
          <table:table-cell table:style-name="ce6" office:value-type="date" office:date-value="2020-07-08" calcext:value-type="date">
            <text:p>8.07.20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zybkie myki na lepsze produkty 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avaScript i jego mechanizmy </text:p>
          </table:table-cell>
        </table:table-row>
        <table:table-row table:style-name="ro1">
          <table:table-cell table:style-name="ce6" office:value-type="date" office:date-value="2020-07-10" calcext:value-type="date">
            <text:p>10.07.202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Zespołowe omówienie projektu i wybór technologi.</text:p>
          </table:table-cell>
        </table:table-row>
        <table:table-row table:style-name="ro1">
          <table:table-cell table:style-name="ce6" office:value-type="date" office:date-value="2020-07-11" calcext:value-type="date">
            <text:p>11.07.202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Omówienie planu działania, wyglądu aplikacji i wyglądu bazy danych.</text:p>
          </table:table-cell>
        </table:table-row>
        <table:table-row table:style-name="ro1">
          <table:table-cell table:style-name="ce6" office:value-type="date" office:date-value="2020-07-12" calcext:value-type="date">
            <text:p>12.07.202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Wstępny podział pracy i omówienie założeń projektowych.</text:p>
          </table:table-cell>
        </table:table-row>
        <table:table-row table:style-name="ro1">
          <table:table-cell table:style-name="ce6" office:value-type="date" office:date-value="2020-07-13" calcext:value-type="date">
            <text:p>13.07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cjalizacja projektu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tworzenie navbaru dla usera.</text:p>
          </table:table-cell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Prototypowanie aplikacji.</text:p>
          </table:table-cell>
        </table:table-row>
        <table:table-row table:style-name="ro1">
          <table:table-cell table:style-name="ce6" office:value-type="date" office:date-value="2020-07-14" calcext:value-type="date">
            <text:p>14.07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worzenie navbaru dla administratora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plementacja React routera na stronie administratora i użytkownika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owanie aplikacji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anowanie i projektowanie interface.</text:p>
          </table:table-cell>
        </table:table-row>
        <table:table-row table:style-name="ro1">
          <table:table-cell table:style-name="ce6" office:value-type="date" office:date-value="2020-07-15" calcext:value-type="date">
            <text:p>15.07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anie formularza dodawania aut po stronie admina.</text:p>
          </table:table-cell>
        </table:table-row>
        <table:table-row table:style-name="ro1">
          <table:table-cell table:style-name="ce6" office:value-type="date" office:date-value="2020-07-17" calcext:value-type="date">
            <text:p>17.07.2020</text:p>
          </table:table-cell>
          <table:table-cell table:style-name="ce9" office:value-type="float" office:value="1.5" calcext:value-type="float">
            <text:p>1,5</text:p>
          </table:table-cell>
          <table:table-cell office:value-type="string" calcext:value-type="string">
            <text:p>Zmiana wyglądu navbara.</text:p>
          </table:table-cell>
        </table:table-row>
        <table:table-row table:style-name="ro1">
          <table:table-cell table:style-name="ce6" office:value-type="date" office:date-value="2020-07-20" calcext:value-type="date">
            <text:p>20.07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anie modułu usuwania pracowników.</text:p>
          </table:table-cell>
        </table:table-row>
        <table:table-row table:style-name="ro1" table:number-rows-repeated="19">
          <table:table-cell table:number-columns-repeated="3"/>
        </table:table-row>
        <table:table-row table:style-name="ro1">
          <table:table-cell/>
          <table:table-cell table:formula="of:=SUM([.B2:.B45])" office:value-type="float" office:value="43" calcext:value-type="float">
            <text:p>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.00.0000</text:date>, <text:time style:data-style-name="N2" text:time-value="13:46:52.86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5:38:19.906000000</meta:creation-date>
    <dc:date>2020-07-20T13:47:44.570000000</dc:date>
    <meta:editing-duration>PT1H27M13S</meta:editing-duration>
    <meta:editing-cycles>9</meta:editing-cycles>
    <meta:generator>LibreOffice/6.4.4.2$Windows_X86_64 LibreOffice_project/3d775be2011f3886db32dfd395a6a6d1ca2630ff</meta:generator>
    <meta:document-statistic meta:table-count="1" meta:cell-count="68" meta:object-count="0"/>
    <meta:user-defined meta:name="ProgId">Excel.Sheet</meta:user-defined>
  </office:meta>
</office:document-meta>
</file>